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16ab" officeooo:paragraph-rsid="000316ab"/>
    </style:style>
    <style:style style:name="P2" style:family="paragraph" style:parent-style-name="Standard">
      <style:text-properties officeooo:rsid="0004a7d0" officeooo:paragraph-rsid="0004a7d0"/>
    </style:style>
    <style:style style:name="P3" style:family="paragraph" style:parent-style-name="Standard">
      <style:text-properties style:text-underline-style="solid" style:text-underline-width="auto" style:text-underline-color="font-color" officeooo:rsid="00066c03" officeooo:paragraph-rsid="00066c03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66c03" officeooo:paragraph-rsid="00066c03" style:font-weight-asian="normal" style:font-weight-complex="normal"/>
    </style:style>
    <style:style style:name="P5" style:family="paragraph" style:parent-style-name="Standard">
      <style:text-properties style:text-underline-style="none" officeooo:rsid="00066c03" officeooo:paragraph-rsid="00066c03"/>
    </style:style>
    <style:style style:name="P6" style:family="paragraph" style:parent-style-name="Standard">
      <style:text-properties style:text-underline-style="none" fo:font-weight="normal" officeooo:rsid="00066c03" officeooo:paragraph-rsid="00066c0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66c03" officeooo:paragraph-rsid="000854a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54a7" officeooo:paragraph-rsid="000854a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da19" officeooo:paragraph-rsid="0009da1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9da19" officeooo:paragraph-rsid="000ac36d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066c03" officeooo:paragraph-rsid="00066c03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9da19" officeooo:paragraph-rsid="000854a7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9da19" officeooo:paragraph-rsid="0009da19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9da19" officeooo:paragraph-rsid="000ac36d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0854a7" officeooo:paragraph-rsid="000854a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9da19" officeooo:paragraph-rsid="000ac36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dff92" officeooo:paragraph-rsid="000dff9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0db00" officeooo:paragraph-rsid="0010db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0db00" officeooo:paragraph-rsid="00124c1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58125" officeooo:paragraph-rsid="00158125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99969" officeooo:paragraph-rsid="0019996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a855a" officeooo:paragraph-rsid="001a855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d4e51" officeooo:paragraph-rsid="001d4e5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d4e51" officeooo:paragraph-rsid="001ebbf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fc243" officeooo:paragraph-rsid="001fc243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20235" officeooo:paragraph-rsid="00220235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20235" officeooo:paragraph-rsid="0023349e" style:font-weight-asian="normal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09da19" officeooo:paragraph-rsid="0009da19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09da19" officeooo:paragraph-rsid="000a86d9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0ac36d" officeooo:paragraph-rsid="000ac36d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0ba7f2" officeooo:paragraph-rsid="000ba7f2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0cd796" officeooo:paragraph-rsid="000cd796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style:text-underline-style="none" fo:font-weight="normal" officeooo:rsid="002684b7" officeooo:paragraph-rsid="002684b7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normal" style:text-underline-style="none" fo:font-weight="bold" officeooo:rsid="000ac36d" officeooo:paragraph-rsid="000ac36d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style:text-underline-style="none" fo:font-weight="normal" officeooo:rsid="000ac36d" officeooo:paragraph-rsid="000ac36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1fc243" officeooo:paragraph-rsid="0023349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684b7" officeooo:paragraph-rsid="002684b7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a19" style:font-weight-asian="bold" style:font-weight-complex="bold"/>
    </style:style>
    <style:style style:name="T3" style:family="text">
      <style:text-properties fo:font-weight="bold" officeooo:rsid="000dff92" style:font-weight-asian="bold" style:font-weight-complex="bold"/>
    </style:style>
    <style:style style:name="T4" style:family="text">
      <style:text-properties fo:font-weight="bold" officeooo:rsid="0023a21a" style:font-weight-asian="bold" style:font-weight-complex="bold"/>
    </style:style>
    <style:style style:name="T5" style:family="text">
      <style:text-properties officeooo:rsid="000854a7"/>
    </style:style>
    <style:style style:name="T6" style:family="text">
      <style:text-properties officeooo:rsid="0009da1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ac36d" style:font-style-asian="italic" style:font-style-complex="italic"/>
    </style:style>
    <style:style style:name="T9" style:family="text">
      <style:text-properties fo:font-style="italic" officeooo:rsid="000b1c53" style:font-style-asian="italic" style:font-style-complex="italic"/>
    </style:style>
    <style:style style:name="T10" style:family="text">
      <style:text-properties fo:font-style="italic" officeooo:rsid="0009da19" style:font-style-asian="italic" style:font-style-complex="italic"/>
    </style:style>
    <style:style style:name="T11" style:family="text">
      <style:text-properties fo:font-style="italic" officeooo:rsid="0013ee6a" style:font-style-asian="italic" style:font-style-complex="italic"/>
    </style:style>
    <style:style style:name="T12" style:family="text">
      <style:text-properties fo:font-style="italic" fo:font-weight="bold" officeooo:rsid="000ac36d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c36d" style:font-style-asian="normal" style:font-style-complex="normal"/>
    </style:style>
    <style:style style:name="T15" style:family="text">
      <style:text-properties fo:font-style="normal" officeooo:rsid="000b1c53" style:font-style-asian="normal" style:font-style-complex="normal"/>
    </style:style>
    <style:style style:name="T16" style:family="text">
      <style:text-properties fo:font-style="normal" officeooo:rsid="000ba7f2" style:font-style-asian="normal" style:font-style-complex="normal"/>
    </style:style>
    <style:style style:name="T17" style:family="text">
      <style:text-properties fo:font-style="normal" officeooo:rsid="000f55c8" style:font-style-asian="normal" style:font-style-complex="normal"/>
    </style:style>
    <style:style style:name="T18" style:family="text">
      <style:text-properties fo:font-style="normal" officeooo:rsid="0010db00" style:font-style-asian="normal" style:font-style-complex="normal"/>
    </style:style>
    <style:style style:name="T19" style:family="text">
      <style:text-properties fo:font-style="normal" officeooo:rsid="00148df3" style:font-style-asian="normal" style:font-style-complex="normal"/>
    </style:style>
    <style:style style:name="T20" style:family="text">
      <style:text-properties fo:font-style="normal" officeooo:rsid="00158125" style:font-style-asian="normal" style:font-style-complex="normal"/>
    </style:style>
    <style:style style:name="T21" style:family="text">
      <style:text-properties fo:font-style="normal" officeooo:rsid="0017e6c2" style:font-style-asian="normal" style:font-style-complex="normal"/>
    </style:style>
    <style:style style:name="T22" style:family="text">
      <style:text-properties fo:font-style="normal" officeooo:rsid="00196fbe" style:font-style-asian="normal" style:font-style-complex="normal"/>
    </style:style>
    <style:style style:name="T23" style:family="text">
      <style:text-properties fo:font-style="normal" officeooo:rsid="00199969" style:font-style-asian="normal" style:font-style-complex="normal"/>
    </style:style>
    <style:style style:name="T24" style:family="text">
      <style:text-properties fo:font-style="normal" officeooo:rsid="001a855a" style:font-style-asian="normal" style:font-style-complex="normal"/>
    </style:style>
    <style:style style:name="T25" style:family="text">
      <style:text-properties fo:font-style="normal" officeooo:rsid="001ebbf4" style:font-style-asian="normal" style:font-style-complex="normal"/>
    </style:style>
    <style:style style:name="T26" style:family="text">
      <style:text-properties fo:font-style="normal" officeooo:rsid="001fc243" style:font-style-asian="normal" style:font-style-complex="normal"/>
    </style:style>
    <style:style style:name="T27" style:family="text">
      <style:text-properties fo:font-style="normal" officeooo:rsid="0020922c" style:font-style-asian="normal" style:font-style-complex="normal"/>
    </style:style>
    <style:style style:name="T28" style:family="text">
      <style:text-properties fo:font-style="normal" officeooo:rsid="00220235" style:font-style-asian="normal" style:font-style-complex="normal"/>
    </style:style>
    <style:style style:name="T29" style:family="text">
      <style:text-properties fo:font-style="normal" officeooo:rsid="0023349e" style:font-style-asian="normal" style:font-style-complex="normal"/>
    </style:style>
    <style:style style:name="T30" style:family="text">
      <style:text-properties fo:font-style="normal" officeooo:rsid="00258b9d" style:font-style-asian="normal" style:font-style-complex="normal"/>
    </style:style>
    <style:style style:name="T31" style:family="text">
      <style:text-properties fo:font-style="normal" fo:font-weight="bold" officeooo:rsid="000ac36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ba7f2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0f55c8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0db0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58125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7e6c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a855a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fc243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0922c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3349e" style:font-style-asian="normal" style:font-weight-asian="bold" style:font-style-complex="normal" style:font-weight-complex="bold"/>
    </style:style>
    <style:style style:name="T41" style:family="text">
      <style:text-properties officeooo:rsid="000dff92"/>
    </style:style>
    <style:style style:name="T42" style:family="text">
      <style:text-properties officeooo:rsid="000f55c8"/>
    </style:style>
    <style:style style:name="T43" style:family="text">
      <style:text-properties officeooo:rsid="001702df"/>
    </style:style>
    <style:style style:name="T44" style:family="text">
      <style:text-properties officeooo:rsid="0023a21a"/>
    </style:style>
    <style:style style:name="T45" style:family="text">
      <style:text-properties officeooo:rsid="002684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24/18</text:p>
      <text:p text:style-name="P1"/>
      <text:p text:style-name="P2">-HW: Read Ch 1-3</text:p>
      <text:p text:style-name="P2"/>
      <text:p text:style-name="P3">Atomic data types</text:p>
      <text:p text:style-name="P5"/>
      <text:p text:style-name="P5">- basics: <text:span text:style-name="T1">int, float, str, bool</text:span></text:p>
      <text:p text:style-name="P11"/>
      <text:p text:style-name="P4">Molecular data types</text:p>
      <text:p text:style-name="P4"/>
      <text:p text:style-name="P6">- basics: <text:span text:style-name="T1">lists, tuples, sets, dictionaries</text:span></text:p>
      <text:p text:style-name="P11"/>
      <text:p text:style-name="P7">-<text:span text:style-name="T5">Lists syntax: [int, str, float…]</text:span></text:p>
      <text:p text:style-name="P8">* can hae a list of multiple data types</text:p>
      <text:p text:style-name="P7"/>
      <text:p text:style-name="P8">&gt;</text:p>
      <text:p text:style-name="P8"><text:tab/>a = [5,”Fred”, 7.4343, [1,2,3], {‘a’:’b’}]</text:p>
      <text:p text:style-name="P8">&lt;</text:p>
      <text:p text:style-name="P8"/>
      <text:p text:style-name="P8">- <text:span text:style-name="T6">The output of </text:span><text:span text:style-name="T2">len() </text:span><text:span text:style-name="T6">on the above list is 5</text:span></text:p>
      <text:p text:style-name="P8"/>
      <text:p text:style-name="P8">- <text:span text:style-name="T6">import into a list using the method </text:span><text:span text:style-name="T2">split()</text:span></text:p>
      <text:p text:style-name="P12"/>
      <text:p text:style-name="P9">&gt;</text:p>
      <text:p text:style-name="P9"><text:span text:style-name="T1"><text:tab/></text:span>my_string = “jake joe tom greg”</text:p>
      <text:p text:style-name="P9"><text:span text:style-name="T1"><text:tab/></text:span>my_string.split(‘ ‘)</text:p>
      <text:p text:style-name="P13"/>
      <text:p text:style-name="P9"><text:span text:style-name="T1"><text:tab/></text:span>//<text:span text:style-name="T7">Output: [‘jake’,’joe’,’tom’,’greg’]</text:span></text:p>
      <text:p text:style-name="P28">&lt;</text:p>
      <text:p text:style-name="P29"/>
      <text:p text:style-name="P10"><text:span text:style-name="T7">- </text:span><text:span text:style-name="T14">List elements an be referenced by index</text:span></text:p>
      <text:p text:style-name="P34"/>
      <text:p text:style-name="P35">&gt;</text:p>
      <text:p text:style-name="P10"><text:span text:style-name="T31"><text:tab/></text:span><text:span text:style-name="T14">print(my_string[2])</text:span></text:p>
      <text:p text:style-name="P10"><text:span text:style-name="T31"><text:tab/></text:span><text:span text:style-name="T14">//</text:span><text:span text:style-name="T8">output: ‘tom’</text:span></text:p>
      <text:p text:style-name="P10"><text:span text:style-name="T12"><text:tab/></text:span><text:span text:style-name="T14">print(my_string[2+1])</text:span></text:p>
      <text:p text:style-name="P10"><text:span text:style-name="T31"><text:tab/></text:span><text:span text:style-name="T14">//</text:span><text:span text:style-name="T8">output: ‘greg’</text:span></text:p>
      <text:p text:style-name="P10"><text:span text:style-name="T8"><text:tab/></text:span><text:span text:style-name="T15">print(my_string[0][2])</text:span></text:p>
      <text:p text:style-name="P10"><text:span text:style-name="T15"><text:tab/>//</text:span><text:span text:style-name="T9">output: ‘k’.</text:span></text:p>
      <text:p text:style-name="P10"><text:span text:style-name="T9"><text:tab/></text:span><text:span text:style-name="T15">//</text:span><text:span text:style-name="T11">as demonstrated, you can reference the index of a list w/in a list</text:span></text:p>
      <text:p text:style-name="P30">&lt;</text:p>
      <text:p text:style-name="P30"/>
      <text:p text:style-name="P30">- <text:span text:style-name="T19">a list is an object containing other objects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- <text:span text:style-name="T16">Method </text:span><text:span text:style-name="T32">remove() </text:span><text:span text:style-name="T16">allows you to remove an element based on its value.</text:span></text:p>
      <text:p text:style-name="P30"><text:span text:style-name="T16">* This m</text:span><text:span text:style-name="T23">e</text:span><text:span text:style-name="T16">thod will shift the index of every element</text:span></text:p>
      <text:p text:style-name="P30"><text:span text:style-name="T16">* </text:span><text:span text:style-name="T17">the command </text:span><text:span text:style-name="T33">del </text:span><text:span text:style-name="T17">will do the same thinng</text:span></text:p>
      <text:p text:style-name="P30"><text:span text:style-name="T16"/></text:p>
      <text:p text:style-name="P31"><text:span text:style-name="T13">&gt;</text:span></text:p>
      <text:p text:style-name="P31"><text:span text:style-name="T13"><text:tab/>my_list.remove(‘joe’)</text:span></text:p>
      <text:p text:style-name="P31"><text:span text:style-name="T13"><text:tab/>print(my_list)</text:span></text:p>
      <text:p text:style-name="P31"><text:span text:style-name="T13"><text:tab/>//</text:span>output: <text:span text:style-name="T6">[‘jake’,’tom’,’greg’]</text:span></text:p>
      <text:p text:style-name="P31"><text:tab/><text:span text:style-name="T17">del my_list[1]</text:span></text:p>
      <text:p text:style-name="P31"><text:span text:style-name="T17"><text:tab/>//</text:span><text:span text:style-name="T42">output: [‘jake’,’greg’]</text:span></text:p>
      <text:p text:style-name="P32">&lt;</text:p>
      <text:p text:style-name="P14"/>
      <text:p text:style-name="P10">- <text:span text:style-name="T3">append() </text:span><text:span text:style-name="T41">will append a specific alue to the end of the list</text:span></text:p>
      <text:p text:style-name="P10">* <text:span text:style-name="T43">can be used like a push function on a stack</text:span></text:p>
      <text:p text:style-name="P10"/>
      <text:p text:style-name="P17">&gt;</text:p>
      <text:p text:style-name="P17"><text:tab/>my_list.append(“larry”)</text:p>
      <text:p text:style-name="P17"/>
      <text:p text:style-name="P17"><text:tab/>//<text:span text:style-name="T10">[‘jake’,’greg’,’</text:span><text:span text:style-name="T7">larry’</text:span><text:span text:style-name="T10">]</text:span></text:p>
      <text:p text:style-name="P17"><text:span text:style-name="T10">&lt;</text:span></text:p>
      <text:p text:style-name="P17"><text:span text:style-name="T10"/></text:p>
      <text:p text:style-name="P17"><text:span text:style-name="T10">- </text:span><text:span text:style-name="T34">insert()</text:span><text:span text:style-name="T18"> method allows for insertion of a value in a specified position</text:span></text:p>
      <text:p text:style-name="P17"><text:span text:style-name="T18"/></text:p>
      <text:p text:style-name="P18"><text:span text:style-name="T13">&gt;</text:span></text:p>
      <text:p text:style-name="P18"><text:span text:style-name="T13"><text:tab/>my_list.insert(1,”ryan”)</text:span></text:p>
      <text:p text:style-name="P18"><text:span text:style-name="T13"><text:tab/></text:span></text:p>
      <text:p text:style-name="P19"><text:span text:style-name="T13"><text:tab/>//</text:span><text:span text:style-name="T10">[‘jake’,’</text:span><text:span text:style-name="T7">ryan</text:span><text:span text:style-name="T10">’,’joe’,’greg’]</text:span></text:p>
      <text:p text:style-name="P18"><text:span text:style-name="T10">&lt;</text:span></text:p>
      <text:p text:style-name="P17"><text:span text:style-name="T10"/></text:p>
      <text:p text:style-name="P17"><text:span text:style-name="T10">-</text:span><text:span text:style-name="T35">count() </text:span><text:span text:style-name="T20">method returns the # of instances a specified value appears in the list</text:span></text:p>
      <text:p text:style-name="P17"><text:span text:style-name="T20"/></text:p>
      <text:p text:style-name="P20"><text:span text:style-name="T13">&gt;</text:span></text:p>
      <text:p text:style-name="P20"><text:span text:style-name="T13"><text:tab/>for i in my_list:</text:span></text:p>
      <text:p text:style-name="P20"><text:span text:style-name="T13"><text:tab/><text:tab/>if my_list(i) &gt; 1:</text:span></text:p>
      <text:p text:style-name="P20"><text:span text:style-name="T13"><text:tab/><text:tab/><text:tab/>my_list.remove(i)</text:span></text:p>
      <text:p text:style-name="P20"><text:span text:style-name="T13"/></text:p>
      <text:p text:style-name="P20"><text:span text:style-name="T13"><text:tab/>//</text:span><text:span text:style-name="T7">this will remove any duplicates that appear in the list</text:span></text:p>
      <text:p text:style-name="P20"><text:span text:style-name="T13">&lt;</text:span></text:p>
      <text:p text:style-name="P20"><text:span text:style-name="T13"/></text:p>
      <text:p text:style-name="P20"><text:span text:style-name="T13">-</text:span><text:span text:style-name="T36">pop()</text:span><text:span text:style-name="T21"> will remove the top item in the list, </text:span><text:span text:style-name="T22">and return the popped item</text:span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oft-page-break/><text:span text:style-name="T22">- </text:span><text:span text:style-name="T23">Python tends to have two variables of the same value point to a single place in memory in order to optimize performance</text:span></text:p>
      <text:p text:style-name="P20"><text:span text:style-name="T23"/></text:p>
      <text:p text:style-name="P21"><text:span text:style-name="T13">&gt;</text:span></text:p>
      <text:p text:style-name="P21"><text:span text:style-name="T13"><text:tab/>a = [10,’yes’,’true’,’jerry’]</text:span></text:p>
      <text:p text:style-name="P21"><text:span text:style-name="T13"><text:tab/>b = a</text:span></text:p>
      <text:p text:style-name="P21"><text:span text:style-name="T13"><text:tab/>b[1] = “no”</text:span></text:p>
      <text:p text:style-name="P21"><text:span text:style-name="T13"><text:tab/>print(a)</text:span></text:p>
      <text:p text:style-name="P21"><text:span text:style-name="T13"><text:tab/></text:span></text:p>
      <text:p text:style-name="P21"><text:span text:style-name="T13"><text:tab/>//</text:span><text:span text:style-name="T7">output: </text:span><text:span text:style-name="T13">[10,’no’,’true’,’jerry’]</text:span></text:p>
      <text:p text:style-name="P21"><text:span text:style-name="T13">&lt;</text:span></text:p>
      <text:p text:style-name="P21"><text:span text:style-name="T13"/></text:p>
      <text:p text:style-name="P21"><text:span text:style-name="T13">- </text:span><text:span text:style-name="T24">Because of this, the </text:span><text:span text:style-name="T37">copy() </text:span><text:span text:style-name="T24">method is used to create anew ariable with the same value rather than having two vars point at the same address</text:span></text:p>
      <text:p text:style-name="P21"><text:span text:style-name="T24"/></text:p>
      <text:p text:style-name="P22"><text:span text:style-name="T13">&gt;</text:span></text:p>
      <text:p text:style-name="P22"><text:span text:style-name="T13"><text:tab/>b = a.copy()</text:span></text:p>
      <text:p text:style-name="P22"><text:span text:style-name="T13"><text:tab/>a is b</text:span></text:p>
      <text:p text:style-name="P22"><text:span text:style-name="T13"><text:tab/></text:span></text:p>
      <text:p text:style-name="P22"><text:span text:style-name="T13"><text:tab/>//</text:span><text:span text:style-name="T7">output: False</text:span></text:p>
      <text:p text:style-name="P22"><text:span text:style-name="T7">&lt;</text:span></text:p>
      <text:p text:style-name="P22"><text:span text:style-name="T7"/></text:p>
      <text:p text:style-name="P23"><text:span text:style-name="T7">&gt;</text:span></text:p>
      <text:p text:style-name="P23"><text:span text:style-name="T7"><text:tab/></text:span><text:span text:style-name="T13">def add_list(a_list):</text:span></text:p>
      <text:p text:style-name="P23"><text:span text:style-name="T13"><text:tab/><text:tab/>cum_sum = 0</text:span></text:p>
      <text:p text:style-name="P23"><text:span text:style-name="T13"><text:tab/><text:tab/>for i in a_list:</text:span></text:p>
      <text:p text:style-name="P23"><text:span text:style-name="T13"><text:tab/><text:tab/><text:tab/>print(“</text:span><text:span text:style-name="T25">Next val:”,i)</text:span></text:p>
      <text:p text:style-name="P23"><text:span text:style-name="T25"><text:tab/><text:tab/><text:tab/>if type(i) == float or type(i) == int:</text:span></text:p>
      <text:p text:style-name="P23"><text:span text:style-name="T25"><text:tab/><text:tab/><text:tab/><text:tab/><text:tab/>cum_sum += 1</text:span></text:p>
      <text:p text:style-name="P23"><text:span text:style-name="T25"><text:tab/><text:tab/><text:tab/>else:</text:span></text:p>
      <text:p text:style-name="P24"><text:span text:style-name="T25"><text:tab/><text:tab/><text:tab/><text:tab/>print(“*** Item skipped)</text:span></text:p>
      <text:p text:style-name="P24"><text:span text:style-name="T25"><text:tab/><text:tab/>return cum_sum</text:span></text:p>
      <text:p text:style-name="P24"><text:span text:style-name="T25">&lt;</text:span></text:p>
      <text:p text:style-name="P24"><text:span text:style-name="T25"/></text:p>
      <text:p text:style-name="P24"><text:span text:style-name="T25">- </text:span><text:span text:style-name="T38">extend() </text:span><text:span text:style-name="T26">method </text:span><text:span text:style-name="T25"><text:s/></text:span><text:span text:style-name="T26">concatenates one list to another</text:span></text:p>
      <text:p text:style-name="P24"><text:span text:style-name="T26">* </text:span><text:span text:style-name="T27">the (</text:span><text:span text:style-name="T39">+=</text:span><text:span text:style-name="T27">)</text:span><text:span text:style-name="T39"> </text:span><text:span text:style-name="T27">operator can do the same thing apparently</text:span></text:p>
      <text:p text:style-name="P24"><text:span text:style-name="T26"/></text:p>
      <text:p text:style-name="P25"><text:span text:style-name="T13">&gt;<text:line-break/><text:tab/>a = [1,2,3,4,5]</text:span></text:p>
      <text:p text:style-name="P25"><text:span text:style-name="T13"><text:tab/>b = [a,b,c,d]</text:span></text:p>
      <text:p text:style-name="P25"><text:span text:style-name="T13"><text:tab/>a.extend(b)</text:span></text:p>
      <text:p text:style-name="P25"><text:span text:style-name="T13"><text:tab/>print(a)</text:span></text:p>
      <text:p text:style-name="P25"><text:span text:style-name="T13"/></text:p>
      <text:p text:style-name="P25"><text:span text:style-name="T13"><text:tab/>//</text:span><text:span text:style-name="T7">output: [1,2,3,4,5,a,b,c,d]</text:span></text:p>
      <text:p text:style-name="P25"><text:span text:style-name="T7">&lt;</text:span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oft-page-break/><text:span text:style-name="T7">- </text:span><text:span text:style-name="T28">say you want to convert every element in a list to a string.</text:span></text:p>
      <text:p text:style-name="P25"><text:span text:style-name="T28"/></text:p>
      <text:p text:style-name="P26"><text:span text:style-name="T13">&gt;</text:span></text:p>
      <text:p text:style-name="P26"><text:span text:style-name="T13"><text:tab/>def string_it(input_list):</text:span></text:p>
      <text:p text:style-name="P26"><text:span text:style-name="T13"><text:tab/><text:tab/>out_list = []</text:span></text:p>
      <text:p text:style-name="P26"><text:span text:style-name="T13"><text:tab/><text:tab/>for i in input_list:</text:span></text:p>
      <text:p text:style-name="P26"><text:span text:style-name="T13"><text:tab/><text:tab/><text:tab/>out_list.append(str(i))</text:span></text:p>
      <text:p text:style-name="P26"><text:span text:style-name="T13">&lt;</text:span></text:p>
      <text:p text:style-name="P26"><text:span text:style-name="T13"/></text:p>
      <text:p text:style-name="P27"><text:span text:style-name="T13">- </text:span><text:span text:style-name="T29">the </text:span><text:span text:style-name="T40">sorted()</text:span><text:span text:style-name="T29"> and </text:span><text:span text:style-name="T40">sort() </text:span><text:span text:style-name="T29">method will sort a list putting numbbers before letters.</text:span></text:p>
      <text:p text:style-name="P26"><text:span text:style-name="T29">* the </text:span><text:span text:style-name="T40">sort() </text:span><text:span text:style-name="T29">method changes the list to sorted version, whereas sorted</text:span><text:span text:style-name="T40">()</text:span><text:span text:style-name="T29"> simply returns the new list</text:span></text:p>
      <text:p text:style-name="P26"><text:span text:style-name="T29">* </text:span><text:span text:style-name="T30">these dont work on lists of mixed data types</text:span></text:p>
      <text:p text:style-name="P26"><text:span text:style-name="T29"/></text:p>
      <text:p text:style-name="P36">- <text:span text:style-name="T4">tuples</text:span><text:span text:style-name="T44"> are unsorted lists and cant be sorted or allow any any mutations</text:span></text:p>
      <text:p text:style-name="P36"/>
      <text:p text:style-name="P36">- <text:span text:style-name="T45">lists w/in tuples can apparently be mutated</text:span></text:p>
      <text:p text:style-name="P36"/>
      <text:p text:style-name="P37">&gt;</text:p>
      <text:p text:style-name="P37"><text:tab/>a_tuple = (1,2,3,4,[6,7,8])</text:p>
      <text:p text:style-name="P37"><text:tab/>a_tuple.remove(7)</text:p>
      <text:p text:style-name="P37"><text:tab/></text:p>
      <text:p text:style-name="P33"><text:tab/><text:span text:style-name="T13">//</text:span>output: (1,2,3,4,[6,8])</text:p>
      <text:p text:style-name="P33">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3:01:31.329738568</meta:creation-date>
    <dc:date>2018-01-24T14:33:19.725083165</dc:date>
    <meta:editing-duration>PT1H31M17S</meta:editing-duration>
    <meta:editing-cycles>35</meta:editing-cycles>
    <meta:generator>LibreOffice/5.4.4.2$Linux_X86_64 LibreOffice_project/40m0$Build-2</meta:generator>
    <meta:document-statistic meta:table-count="0" meta:image-count="0" meta:object-count="0" meta:page-count="4" meta:paragraph-count="112" meta:word-count="485" meta:character-count="2883" meta:non-whitespace-character-count="2425"/>
  </office:meta>
</office:document-meta>
</file>